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857F748E842813F.png" manifest:media-type="image/png"/>
  <manifest:file-entry manifest:full-path="Pictures/10000001000007800000043866F6F27B37710BD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709in" svg:width="6.9252in" svg:height="3.8953in" draw:z-index="0"><draw:image xlink:href="Pictures/10000001000007800000043866F6F27B37710BD9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9252in" svg:height="3.8953in" draw:z-index="1"><draw:image xlink:href="Pictures/1000000100000780000004384857F748E84281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09:29:41.738227766</meta:creation-date>
    <meta:print-date>2024-07-14T09:30:10.338043193</meta:print-date>
    <dc:date>2024-07-14T09:30:50.789605439</dc:date>
    <meta:editing-duration>PT1M9S</meta:editing-duration>
    <meta:editing-cycles>1</meta:editing-cycles>
    <meta:generator>LibreOffice/7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